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8">
      <style:table-cell-properties style:rotation-align="none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lio 2023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87900" calcext:value-type="float">
            <text:p>$ 87,90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143993.51" calcext:value-type="float">
            <text:p>$ 143,993.5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27170" calcext:value-type="float">
            <text:p>$ 27,17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132837.69" calcext:value-type="float">
            <text:p>$ 132,837.6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17100" calcext:value-type="float">
            <text:p>$ 117,10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22006.24" calcext:value-type="float">
            <text:p>$ 22,006.2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96350" calcext:value-type="float">
            <text:p>$ 96,350.00</text:p>
          </table:table-cell>
          <table:table-cell table:style-name="ce26" office:value-type="string" calcext:value-type="string">
            <text:p>Colecta Obolo San Pedro</text:p>
          </table:table-cell>
          <table:table-cell table:style-name="ce30" office:value-type="float" office:value="73859" calcext:value-type="float">
            <text:p>$ 73,859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34310" calcext:value-type="float">
            <text:p>$ 134,31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25478.87" calcext:value-type="float">
            <text:p>$ 25,478.8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8340" calcext:value-type="float">
            <text:p>$ 8,34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27500" calcext:value-type="float">
            <text:p>$ 27,5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2700" calcext:value-type="float">
            <text:p>$ 12,70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44349.3" calcext:value-type="float">
            <text:p>$ 44,349.3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anteria</text:p>
          </table:table-cell>
          <table:table-cell table:style-name="ce30" office:value-type="float" office:value="394794.55" calcext:value-type="float">
            <text:p>$ 394,794.5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Flete</text:p>
          </table:table-cell>
          <table:table-cell table:style-name="ce30" office:value-type="float" office:value="7041.61" calcext:value-type="float">
            <text:p>$ 7,041.6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eña</text:p>
          </table:table-cell>
          <table:table-cell table:style-name="ce30" office:value-type="float" office:value="11800" calcext:value-type="float">
            <text:p>$ 11,8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ubierta auto</text:p>
          </table:table-cell>
          <table:table-cell table:style-name="ce30" office:value-type="float" office:value="108200" calcext:value-type="float">
            <text:p>$ 108,2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30000" calcext:value-type="float">
            <text:p>$ 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53575.16" calcext:value-type="float">
            <text:p>$ 53,575.1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220000" calcext:value-type="float">
            <text:p>$ 22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30000" calcext:value-type="float">
            <text:p>$ 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1])" office:value-type="float" office:value="703870" calcext:value-type="float">
            <text:p>$ 703,87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1])" office:value-type="float" office:value="1105435.93" calcext:value-type="float">
            <text:p>$ 1,105,435.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3]-[.E23]" office:value-type="float" office:value="-401565.93" calcext:value-type="float">
            <text:p>-$ 401,565.9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13"/>
          <table:table-cell table:style-name="ce19"/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10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3"/>
          <table:table-cell table:style-name="ce12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0">
      <number:day/>
      <number:text>-</number:text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hours/>
      <number:text>:</number:text>
      <number:minute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1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8P0" style:volatile="true">
      <number:text>$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6">
      <number:month number:textual="true"/>
      <number:text>-</number:text>
      <number:year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date-style style:name="N152">
      <number:day/>
      <number:text>-</number:text>
      <number:month number:textual="true"/>
    </number:dat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3-08-13T19:50:45.710284034</dc:date>
    <meta:editing-cycles>47</meta:editing-cycles>
    <meta:editing-duration>PT3H26M26S</meta:editing-duration>
    <meta:generator>LibreOffice/7.3.7.2$Linux_X86_64 LibreOffice_project/30$Build-2</meta:generator>
    <meta:print-date>2023-08-13T19:49:28.888436636</meta:print-date>
    <meta:document-statistic meta:table-count="1" meta:cell-count="55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